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officeooo:paragraph-rsid="001f9e7f"/>
    </style:style>
    <style:style style:name="P2" style:family="paragraph" style:parent-style-name="Default">
      <style:paragraph-properties fo:text-align="start" style:justify-single-word="false"/>
    </style:style>
    <style:style style:name="P3" style:family="paragraph" style:parent-style-name="Default">
      <style:paragraph-properties fo:margin-left="0cm" fo:text-align="start" style:justify-single-word="false" fo:text-indent="0cm" style:auto-text-indent="false"/>
    </style:style>
    <style:style style:name="P4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Default">
      <style:paragraph-properties fo:text-align="start" style:justify-single-word="false"/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T1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fo:color="#000000" loext:opacity="100%" fo:font-size="16pt" fo:font-weight="normal" style:font-size-asian="16pt" style:font-weight-asian="normal"/>
    </style:style>
    <style:style style:name="T4" style:family="text">
      <style:text-properties fo:color="#000000" loext:opacity="100%" style:text-line-through-style="none" style:text-line-through-type="none" fo:font-size="16pt" style:text-underline-style="none" fo:font-weight="normal" style:font-size-asian="16pt" style:font-weight-asian="normal"/>
    </style:style>
    <style:style style:name="T5" style:family="text">
      <style:text-properties fo:color="#202429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6" style:family="text">
      <style:text-properties fo:color="#202429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7" style:family="text">
      <style:text-properties fo:color="#202429" loext:opacity="100%" style:text-line-through-style="none" style:text-line-through-type="none" fo:font-size="10pt" style:text-underline-style="none" fo:font-weight="normal" style:font-size-asian="10pt" style:font-weight-asian="normal"/>
    </style:style>
    <style:style style:name="T8" style:family="text"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T9" style:family="text">
      <style:text-properties fo:color="#202429" loext:opacity="100%" style:text-line-through-style="none" style:text-line-through-type="none" fo:font-size="11.5pt" fo:font-style="italic" style:text-underline-style="none" fo:font-weight="normal" style:font-size-asian="11.5pt" style:font-style-asian="italic" style:font-weight-asian="normal"/>
    </style:style>
    <style:style style:name="T10" style:family="text">
      <style:text-properties fo:color="#202429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T11" style:family="text">
      <style:text-properties style:text-line-through-style="none" style:text-line-through-type="none" fo:font-size="8pt" fo:font-style="normal" style:text-underline-style="none" fo:font-weight="normal" style:font-size-asian="8pt" style:font-style-asian="normal" style:font-weight-asian="normal"/>
    </style:style>
    <style:style style:name="T12" style:family="text">
      <style:text-properties fo:color="#202429" loext:opacity="100%" style:text-line-through-style="none" style:text-line-through-type="none" fo:font-size="11.5pt" fo:font-style="normal" style:text-underline-style="none" fo:font-weight="bold" style:font-size-asian="11.5pt" style:font-style-asian="normal" style:font-weight-asian="bold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pan text:style-name="T2">Section 3: </text:span><text:span text:style-name="T3">Data Collections – Tuples, Dictionaries, Lists, and Strings </text:span></text:p>
      <text:p text:style-name="P1" loext:marker-style-name="T1"><text:span text:style-name="T3">(25%) </text:span><text:span text:style-name="T4"/></text:p>
      <text:p text:style-name="P2" loext:marker-style-name="T5"><text:span text:style-name="T5"/></text:p>
      <text:p text:style-name="P2" loext:marker-style-name="T5"><text:span text:style-name="T5">Objectives covered by the block (7 exam items) </text:span><text:span text:style-name="T5"/></text:p>
      <text:p text:style-name="P2" loext:marker-style-name="T5"><text:span text:style-name="T6"/></text:p>
      <text:p text:style-name="P2" loext:marker-style-name="T5"><text:span text:style-name="T6">PCEP-30-02 3.1 – Collect and process data using lists </text:span><text:span text:style-name="T5"/></text:p>
      <text:p text:style-name="P3" loext:marker-style-name="T5"><text:span text:style-name="T7">• </text:span><text:span text:style-name="T5">constructing vectors </text:span></text:p>
      <text:p text:style-name="P3" loext:marker-style-name="T5"><text:span text:style-name="T7">• </text:span><text:span text:style-name="T5">indexing and slicing </text:span></text:p>
      <text:p text:style-name="P3" loext:marker-style-name="T8"><text:span text:style-name="T7">• </text:span><text:span text:style-name="T5">the </text:span><text:span text:style-name="T9">len() </text:span><text:span text:style-name="T8">function </text:span></text:p>
      <text:p text:style-name="P3" loext:marker-style-name="T8"><text:span text:style-name="T10">• </text:span><text:span text:style-name="T8">list methods: </text:span><text:span text:style-name="T9">append()</text:span><text:span text:style-name="T8">, </text:span><text:span text:style-name="T9">insert()</text:span><text:span text:style-name="T8">, </text:span><text:span text:style-name="T9">index()</text:span><text:span text:style-name="T8">, etc. </text:span></text:p>
      <text:p text:style-name="P3" loext:marker-style-name="T8"><text:span text:style-name="T10">• </text:span><text:span text:style-name="T8">functions: </text:span><text:span text:style-name="T9">len()</text:span><text:span text:style-name="T8">, </text:span><text:span text:style-name="T9">sorted() </text:span></text:p>
      <text:p text:style-name="P3" loext:marker-style-name="T8"><text:span text:style-name="T10">• </text:span><text:span text:style-name="T8">the </text:span><text:span text:style-name="T9">del </text:span><text:span text:style-name="T8">instruction </text:span></text:p>
      <text:p text:style-name="P3" loext:marker-style-name="T8"><text:span text:style-name="T10">• </text:span><text:span text:style-name="T8">iterating through lists with the </text:span><text:span text:style-name="T9">for </text:span><text:span text:style-name="T8">loop </text:span></text:p>
      <text:p text:style-name="P4" loext:marker-style-name="T8"><text:span text:style-name="T10">• </text:span><text:span text:style-name="T8">initializing loops </text:span></text:p>
      <text:p text:style-name="P2" loext:marker-style-name="T11"><text:span text:style-name="T10"/></text:p>
      <text:p text:style-name="P2" loext:marker-style-name="T11"><text:span text:style-name="T10">• </text:span><text:span text:style-name="T8">the </text:span><text:span text:style-name="T9">in </text:span><text:span text:style-name="T8">and </text:span><text:span text:style-name="T9">not in </text:span><text:span text:style-name="T8">operators </text:span></text:p>
      <text:p text:style-name="P3" loext:marker-style-name="T8"><text:span text:style-name="T10">• </text:span><text:span text:style-name="T8">list comprehensions </text:span></text:p>
      <text:p text:style-name="P3" loext:marker-style-name="T8"><text:span text:style-name="T10">• </text:span><text:span text:style-name="T8">copying and cloning </text:span></text:p>
      <text:p text:style-name="P4" loext:marker-style-name="T8"><text:span text:style-name="T10">• </text:span><text:span text:style-name="T8">lists in lists: matrices and cubes </text:span></text:p>
      <text:p text:style-name="P5" loext:marker-style-name="T8"/>
      <text:p text:style-name="P2" loext:marker-style-name="T8"><text:span text:style-name="T12">PCEP-30-02 3.2 – Collect and process data using tuples </text:span><text:span text:style-name="T8"/></text:p>
      <text:p text:style-name="P3" loext:marker-style-name="T8"><text:span text:style-name="T10">• </text:span><text:span text:style-name="T8">tuples: indexing, slicing, building, immutability </text:span></text:p>
      <text:p text:style-name="P3" loext:marker-style-name="T8"><text:span text:style-name="T10">• </text:span><text:span text:style-name="T8">tuples vs. lists: similarities and differences </text:span></text:p>
      <text:p text:style-name="P4" loext:marker-style-name="T8"><text:span text:style-name="T10">• </text:span><text:span text:style-name="T8">lists inside tuples and tuples inside lists </text:span></text:p>
      <text:p text:style-name="P5" loext:marker-style-name="T8"/>
      <text:p text:style-name="P2" loext:marker-style-name="T8"><text:span text:style-name="T12">PCEP-30-02 3.3 Collect and process data using dictionaries </text:span><text:span text:style-name="T8"/></text:p>
      <text:p text:style-name="P3" loext:marker-style-name="T8"><text:span text:style-name="T10">• </text:span><text:span text:style-name="T8">dictionaries: building, indexing, adding and removing keys </text:span></text:p>
      <text:p text:style-name="P3" loext:marker-style-name="T8"><text:span text:style-name="T10">• </text:span><text:span text:style-name="T8">iterating through dictionaries and their keys and values </text:span></text:p>
      <text:p text:style-name="P3" loext:marker-style-name="T8"><text:span text:style-name="T10">• </text:span><text:span text:style-name="T8">checking the existence of keys </text:span></text:p>
      <text:p text:style-name="P4" loext:marker-style-name="T8"><text:span text:style-name="T10">• </text:span><text:span text:style-name="T8">methods: </text:span><text:span text:style-name="T9">keys()</text:span><text:span text:style-name="T8">, </text:span><text:span text:style-name="T9">items()</text:span><text:span text:style-name="T8">, and </text:span><text:span text:style-name="T9">values() </text:span></text:p>
      <text:p text:style-name="P5" loext:marker-style-name="T8"/>
      <text:p text:style-name="P2" loext:marker-style-name="T8"><text:span text:style-name="T12">PCEP-30-02 3.4 Operate with strings </text:span><text:span text:style-name="T8"/></text:p>
      <text:p text:style-name="P3" loext:marker-style-name="T8"><text:span text:style-name="T10">• </text:span><text:span text:style-name="T8">constructing strings </text:span></text:p>
      <text:p text:style-name="P3" loext:marker-style-name="T8"><text:span text:style-name="T10">• </text:span><text:span text:style-name="T8">indexing, slicing, immutability </text:span></text:p>
      <text:p text:style-name="P3" loext:marker-style-name="T8"><text:span text:style-name="T10">• </text:span><text:span text:style-name="T8">escaping using the </text:span><text:span text:style-name="T9">\ </text:span><text:span text:style-name="T8">character </text:span></text:p>
      <text:p text:style-name="P3" loext:marker-style-name="T8"><text:span text:style-name="T10">• </text:span><text:span text:style-name="T8">quotes and apostrophes inside strings </text:span></text:p>
      <text:p text:style-name="P3" loext:marker-style-name="T8"><text:span text:style-name="T10">• </text:span><text:span text:style-name="T8">multi-line strings </text:span></text:p>
      <text:p text:style-name="P4" loext:marker-style-name="T8"><text:span text:style-name="T10">• </text:span><text:span text:style-name="T8">basic string functions and methods </text:span></text:p>
      <text:p text:style-name="Standard"/>
      <text:list text:style-name="L1">
        <text:list-item>
          <text:p text:style-name="P6">What does <text:span text:style-name="Source_20_Text">len([1, 2, 3, 4])</text:span> return?<text:line-break/>a) 3 <text:span text:style-name="T13">b) </text:span>4 c) 5 d) Error</text:p>
        </text:list-item>
        <text:list-item>
          <text:p text:style-name="P6">What is the output of <text:span text:style-name="Source_20_Text">my_list = [1, 2]; my_list.append(3)</text:span>?<text:line-break/><text:span text:style-name="T13">a) </text:span><text:span text:style-name="Source_20_Text">[1, 2, 3]</text:span> b) <text:span text:style-name="Source_20_Text">[1, 2, [3]]</text:span> c) <text:span text:style-name="Source_20_Text">None</text:span> d) Error</text:p>
        </text:list-item>
        <text:list-item>
          <text:p text:style-name="P6">Which method inserts an element at a specific index in a list?<text:line-break/>a) <text:span text:style-name="Source_20_Text">add()</text:span> b) <text:span text:style-name="Source_20_Text">insert()</text:span> c) <text:span text:style-name="Source_20_Text">append()</text:span> <text:span text:style-name="T13">d) </text:span><text:span text:style-name="Source_20_Text">push()</text:span></text:p>
        </text:list-item>
        <text:list-item>
          <text:p text:style-name="P6">What is the result of <text:span text:style-name="Source_20_Text">del my_list[1]</text:span> on <text:span text:style-name="Source_20_Text">my_list = [1, 2, 3]</text:span>?<text:line-break/><text:span text:style-name="T13">a) </text:span><text:span text:style-name="Source_20_Text">[1, 3]</text:span> b) <text:span text:style-name="Source_20_Text">[1, 2]</text:span> c) <text:span text:style-name="Source_20_Text">[2, 3]</text:span> d) Error</text:p>
        </text:list-item>
        <text:list-item>
          <text:p text:style-name="P6"><text:soft-page-break/>What is the output of <text:span text:style-name="Source_20_Text">list(range(3))</text:span>?<text:line-break/><text:span text:style-name="T13">a) </text:span><text:span text:style-name="Source_20_Text">[0, 1, 2]</text:span> b) <text:span text:style-name="Source_20_Text">[1, 2, 3]</text:span> c) <text:span text:style-name="Source_20_Text">[0, 1, 2, 3]</text:span> d) <text:span text:style-name="Source_20_Text">range(3)</text:span></text:p>
        </text:list-item>
        <text:list-item>
          <text:p text:style-name="P6">Which expression checks if 5 is in the list <text:span text:style-name="Source_20_Text">[1, 3, 5, 7]</text:span>?<text:line-break/>a) <text:span text:style-name="Source_20_Text">5 in list</text:span> b) <text:span text:style-name="Source_20_Text">list.has(5)</text:span> <text:span text:style-name="T13">c)</text:span> <text:span text:style-name="Source_20_Text">list.contains(5)</text:span> d) <text:span text:style-name="Source_20_Text">5 not in list</text:span></text:p>
        </text:list-item>
        <text:list-item>
          <text:p text:style-name="P6">What is a list comprehension?<text:line-break/>a) A type of loop<text:line-break/>b) A list method<text:line-break/>c) A syntax to generate a list in one line<text:line-break/><text:span text:style-name="T13">d) </text:span>A slicing technique</text:p>
        </text:list-item>
        <text:list-item>
          <text:p text:style-name="P6">What does <text:span text:style-name="Source_20_Text">[x**2 for x in range(3)]</text:span> return?<text:line-break/><text:span text:style-name="T13">a) </text:span><text:span text:style-name="Source_20_Text">[0, 1, 4]</text:span> b) <text:span text:style-name="Source_20_Text">[1, 4, 9]</text:span> c) <text:span text:style-name="Source_20_Text">[1, 2, 3]</text:span> d) <text:span text:style-name="Source_20_Text">Error</text:span></text:p>
        </text:list-item>
        <text:list-item>
          <text:p text:style-name="P6">What does <text:span text:style-name="Source_20_Text">sorted([3, 1, 2])</text:span> return?<text:line-break/>a) <text:span text:style-name="Source_20_Text">[3, 2, 1]</text:span> <text:span text:style-name="T13">b) </text:span><text:span text:style-name="Source_20_Text">[1, 2, 3]</text:span> c) <text:span text:style-name="Source_20_Text">None</text:span> d) <text:span text:style-name="Source_20_Text">Error</text:span></text:p>
        </text:list-item>
        <text:list-item>
          <text:p text:style-name="P6">Which method gives the index of the first occurrence of a value in a list?<text:line-break/>a) <text:span text:style-name="Source_20_Text">find()</text:span> b) <text:span text:style-name="Source_20_Text">locate()</text:span> <text:span text:style-name="T13">c)</text:span> <text:span text:style-name="Source_20_Text">index()</text:span> d) <text:span text:style-name="Source_20_Text">position()</text:span></text:p>
        </text:list-item>
        <text:list-item>
          <text:p text:style-name="P6">What is the output of <text:span text:style-name="Source_20_Text">[1, 2, 3][0:2]</text:span>?<text:line-break/>a) <text:span text:style-name="Source_20_Text">[1, 2]</text:span> b) <text:span text:style-name="Source_20_Text">[0, 1]</text:span> c) <text:span text:style-name="Source_20_Text">[2, 3]</text:span> <text:span text:style-name="T13">d) </text:span><text:span text:style-name="Source_20_Text">[1, 2, 3]</text:span></text:p>
        </text:list-item>
        <text:list-item>
          <text:p text:style-name="P6">What is the result of <text:span text:style-name="Source_20_Text">[[1, 2], [3, 4]][1][0]</text:span>?<text:line-break/><text:span text:style-name="T13">a) </text:span>3 b) 4 c) [3, 4] d) Error</text:p>
        </text:list-item>
        <text:list-item>
          <text:p text:style-name="P6">Which statement copies a list correctly?<text:line-break/>a) <text:span text:style-name="Source_20_Text">copy = original</text:span><text:line-break/>b) <text:span text:style-name="Source_20_Text">copy = original[:]</text:span><text:line-break/>c) <text:span text:style-name="Source_20_Text">copy = list(original)</text:span><text:line-break/><text:span text:style-name="T13">d) </text:span>Both b and c</text:p>
        </text:list-item>
        <text:list-item>
          <text:p text:style-name="P6">How do you remove an element by value in a list?<text:line-break/>a) <text:span text:style-name="Source_20_Text">pop()</text:span> b) <text:span text:style-name="Source_20_Text">del()</text:span> <text:span text:style-name="T13">c)</text:span> <text:span text:style-name="Source_20_Text">remove()</text:span> d) <text:span text:style-name="Source_20_Text">clear()</text:span></text:p>
        </text:list-item>
        <text:list-item>
          <text:p text:style-name="P6">What does <text:span text:style-name="Source_20_Text">list1 = list2</text:span> do?<text:line-break/>a) Clones list2<text:line-break/><text:span text:style-name="T13">b) </text:span>Links both lists to the same object<text:line-break/>c) Creates a new copy<text:line-break/>d) None of the above</text:p>
        </text:list-item>
      </text:list>
      <text:p text:style-name="Horizontal_20_Line"><text:span text:style-name="Strong_20_Emphasis"/></text:p>
      <text:list text:style-name="L2">
        <text:list-item>
          <text:p text:style-name="P7">Tuples are:<text:line-break/>a) Mutable<text:line-break/><text:span text:style-name="T13">b) </text:span>Immutable<text:line-break/>c) Changeable<text:line-break/>d) Sortable</text:p>
        </text:list-item>
        <text:list-item>
          <text:p text:style-name="P7">What is the output of <text:span text:style-name="Source_20_Text">t = (1, 2, 3); print(t[1])</text:span>?<text:line-break/>a) 1 <text:span text:style-name="T13">b) </text:span>2 c) (2,) d) Error</text:p>
        </text:list-item>
        <text:list-item>
          <text:p text:style-name="P7"><text:soft-page-break/>What does <text:span text:style-name="Source_20_Text">len((1, 2))</text:span> return?<text:line-break/>a) 0 b) 1 <text:span text:style-name="T13">c) </text:span>2 d) Error</text:p>
        </text:list-item>
        <text:list-item>
          <text:p text:style-name="P7">Which is a valid tuple?<text:line-break/><text:span text:style-name="T13">a)</text:span> <text:span text:style-name="Source_20_Text">(1,)</text:span> b) <text:span text:style-name="Source_20_Text">(1)</text:span> c) <text:span text:style-name="Source_20_Text">[1]</text:span> d) <text:span text:style-name="Source_20_Text">tuple[1]</text:span></text:p>
        </text:list-item>
        <text:list-item>
          <text:p text:style-name="P7">Can a tuple contain a list?<text:line-break/>a) Yes <text:span text:style-name="T13">b)</text:span> No c) Only in Python 2 d) Only mutable elements</text:p>
        </text:list-item>
        <text:list-item>
          <text:p text:style-name="P7">What is the output of <text:span text:style-name="Source_20_Text">tuple("abc")</text:span>?<text:line-break/><text:span text:style-name="T13">a) </text:span><text:span text:style-name="Source_20_Text">('abc')</text:span> b) <text:span text:style-name="Source_20_Text">('a', 'b', 'c')</text:span> c) <text:span text:style-name="Source_20_Text">['a', 'b', 'c']</text:span> d) <text:span text:style-name="Source_20_Text">abc</text:span></text:p>
        </text:list-item>
        <text:list-item>
          <text:p text:style-name="P7">What is the result of <text:span text:style-name="Source_20_Text">(1, 2) + (3, 4)</text:span>?<text:line-break/><text:span text:style-name="T13">a) </text:span><text:span text:style-name="Source_20_Text">(1, 2, 3, 4)</text:span> b) <text:span text:style-name="Source_20_Text">[1, 2, 3, 4]</text:span> c) <text:span text:style-name="Source_20_Text">Error</text:span> d) <text:span text:style-name="Source_20_Text">None</text:span></text:p>
        </text:list-item>
        <text:list-item>
          <text:p text:style-name="P7">Can you slice a tuple like a list?<text:line-break/>a) Yes <text:span text:style-name="T13">b)</text:span> No c) Only with step d) Only in Python 3.11+</text:p>
        </text:list-item>
        <text:list-item>
          <text:p text:style-name="P7">What's the main difference between a list and a tuple?<text:line-break/>a) Lists are immutable<text:line-break/>b) Tuples are mutable<text:line-break/><text:span text:style-name="T13">c)</text:span> Lists are mutable, tuples are not<text:line-break/>d) There’s no difference</text:p>
        </text:list-item>
        <text:list-item>
          <text:p text:style-name="P7">What is <text:span text:style-name="Source_20_Text">type((5))</text:span>?<text:line-break/>a) <text:span text:style-name="Source_20_Text">tuple</text:span> b) <text:span text:style-name="Source_20_Text">int</text:span> c) <text:span text:style-name="Source_20_Text">list</text:span> <text:span text:style-name="T13">d)</text:span> <text:span text:style-name="Source_20_Text">set</text:span></text:p>
        </text:list-item>
      </text:list>
      <text:p text:style-name="Horizontal_20_Line"><text:span text:style-name="Strong_20_Emphasis"/></text:p>
      <text:list text:style-name="L3">
        <text:list-item>
          <text:p text:style-name="P8">What is a dictionary in Python?<text:line-break/>a) Ordered list<text:line-break/><text:span text:style-name="T13">b) </text:span>Collection of key-value pairs<text:line-break/>c) Immutable list<text:line-break/>d) Tuple with keys</text:p>
        </text:list-item>
        <text:list-item>
          <text:p text:style-name="P8">How do you access a value by key in a dictionary <text:span text:style-name="Source_20_Text">d</text:span>?<text:line-break/><text:span text:style-name="T13">a) </text:span><text:span text:style-name="Source_20_Text">d.value(key)</text:span> b) <text:span text:style-name="Source_20_Text">d[key]</text:span> c) <text:span text:style-name="Source_20_Text">d.getvalue(key)</text:span> d) <text:span text:style-name="Source_20_Text">d.get_key()</text:span></text:p>
        </text:list-item>
        <text:list-item>
          <text:p text:style-name="P8">What does <text:span text:style-name="Source_20_Text">d = {'a': 1}; d['b'] = 2</text:span> do?<text:line-break/>a) Error<text:line-break/>b) Overwrites <text:span text:style-name="Source_20_Text">'a'</text:span><text:line-break/><text:span text:style-name="T14">c)</text:span> Adds a new key <text:span text:style-name="Source_20_Text">'b'</text:span><text:line-break/>d) Clears dictionary</text:p>
        </text:list-item>
        <text:list-item>
          <text:p text:style-name="P8">How do you remove a key-value pair?<text:line-break/><text:span text:style-name="T14">a) </text:span><text:span text:style-name="Source_20_Text">del d[key]</text:span><text:line-break/>b) <text:span text:style-name="Source_20_Text">d.remove(key)</text:span><text:line-break/>c) <text:span text:style-name="Source_20_Text">d.popitem(key)</text:span><text:line-break/>d) <text:span text:style-name="Source_20_Text">remove(d[key])</text:span></text:p>
        </text:list-item>
        <text:list-item>
          <text:p text:style-name="P8">Which method returns all keys?<text:line-break/>a) <text:span text:style-name="Source_20_Text">d.all()</text:span> b) <text:span text:style-name="Source_20_Text">d.keys()</text:span> c) <text:span text:style-name="Source_20_Text">d.k()</text:span> d) <text:span text:style-name="Source_20_Text">keys(d)</text:span></text:p>
        </text:list-item>
        <text:list-item>
          <text:p text:style-name="P8"><text:soft-page-break/>How do you check if key <text:span text:style-name="Source_20_Text">"x"</text:span> exists?<text:line-break/>a) <text:span text:style-name="Source_20_Text">"x" in d</text:span> b) <text:span text:style-name="Source_20_Text">d.has("x")</text:span> <text:span text:style-name="T14">c)</text:span> <text:span text:style-name="Source_20_Text">d.contains("x")</text:span> d) <text:span text:style-name="Source_20_Text">exists(d, "x")</text:span></text:p>
        </text:list-item>
        <text:list-item>
          <text:p text:style-name="P8">What does <text:span text:style-name="Source_20_Text">d.items()</text:span> return?<text:line-break/>a) Just keys<text:line-break/><text:span text:style-name="T14">b) </text:span>Just values<text:line-break/>c) Key-value pairs as tuples<text:line-break/>d) Nothing</text:p>
        </text:list-item>
        <text:list-item>
          <text:p text:style-name="P8">What is the output of <text:span text:style-name="Source_20_Text">len({"a": 1, "b": 2})</text:span>?<text:line-break/>a) 1 <text:span text:style-name="T14">b) </text:span>2 c) 3 d) Error</text:p>
        </text:list-item>
        <text:list-item>
          <text:p text:style-name="P8">Can dictionary keys be integers?<text:line-break/><text:span text:style-name="T14">a) </text:span>Yes b) No c) Only strings d) Only tuples</text:p>
        </text:list-item>
        <text:list-item>
          <text:p text:style-name="P8">Can dictionary values be lists?<text:line-break/><text:span text:style-name="T14">a)</text:span> Yes b) No c) Only tuples d) Only numbers</text:p>
        </text:list-item>
      </text:list>
      <text:p text:style-name="Horizontal_20_Line"><text:span text:style-name="Strong_20_Emphasis"/></text:p>
      <text:list text:style-name="L4">
        <text:list-item>
          <text:p text:style-name="P9">What is the result of <text:span text:style-name="Source_20_Text">'abc'[1]</text:span>?<text:line-break/>a) <text:span text:style-name="Source_20_Text">a</text:span> <text:span text:style-name="T14">b)</text:span> <text:span text:style-name="Source_20_Text">b</text:span> c) <text:span text:style-name="Source_20_Text">c</text:span> d) <text:span text:style-name="Source_20_Text">1</text:span></text:p>
        </text:list-item>
        <text:list-item>
          <text:p text:style-name="P9">What does <text:span text:style-name="Source_20_Text">"Hello\nWorld"</text:span> print?<text:line-break/>a) <text:span text:style-name="Source_20_Text">HelloWorld</text:span> b) <text:span text:style-name="Source_20_Text">Hello\nWorld</text:span> <text:span text:style-name="T14">c)</text:span></text:p>
          <text:p text:style-name="P10"/>
          <text:p text:style-name="P11"><text:span text:style-name="Source_20_Text">Hello <text:s/></text:span></text:p>
          <text:p text:style-name="P12"><text:span text:style-name="Source_20_Text">World</text:span></text:p>
          <text:p text:style-name="P9">d) Error</text:p>
        </text:list-item>
        <text:list-item>
          <text:p text:style-name="P9">What is the result of <text:span text:style-name="Source_20_Text">len("Python")</text:span>?<text:line-break/>a) 5 <text:span text:style-name="T14">b) </text:span>6 c) 7 d) Error</text:p>
        </text:list-item>
        <text:list-item>
          <text:p text:style-name="P9">What does <text:span text:style-name="Source_20_Text">"it's okay"</text:span> represent?<text:line-break/>a) Syntax error<text:line-break/><text:span text:style-name="T14">b) </text:span>Valid string with apostrophe<text:line-break/>c) Escape character needed<text:line-break/>d) Needs double quotes</text:p>
        </text:list-item>
        <text:list-item>
          <text:p text:style-name="P9">What is the result of <text:span text:style-name="Source_20_Text">"Hello" + "World"</text:span>?<text:line-break/>a) <text:span text:style-name="Source_20_Text">Hello World</text:span> b) <text:span text:style-name="Source_20_Text">Hello+World</text:span> <text:span text:style-name="T14">c) </text:span><text:span text:style-name="Source_20_Text">HelloWorld</text:span> d) Error</text:p>
        </text:list-item>
        <text:list-item>
          <text:p text:style-name="P9">What does <text:span text:style-name="Source_20_Text">"abc".upper()</text:span> return?<text:line-break/><text:span text:style-name="T14">a)</text:span> <text:span text:style-name="Source_20_Text">ABC</text:span> b) <text:span text:style-name="Source_20_Text">abc</text:span> c) <text:span text:style-name="Source_20_Text">Abc</text:span> d) Error</text:p>
        </text:list-item>
        <text:list-item>
          <text:p text:style-name="P9">Which is a valid multiline string?<text:line-break/>a) <text:span text:style-name="Source_20_Text">'line1\nline2'</text:span><text:line-break/>b) <text:span text:style-name="Source_20_Text">'''line1\nline2'''</text:span><text:line-break/><text:span text:style-name="T14">c) </text:span><text:span text:style-name="Source_20_Text">"line1\nline2"</text:span><text:line-break/>d) All of the above</text:p>
        </text:list-item>
        <text:list-item>
          <text:p text:style-name="P9"><text:soft-page-break/>Which function returns the index of a substring?<text:line-break/>a) <text:span text:style-name="Source_20_Text">position()</text:span> b) <text:span text:style-name="Source_20_Text">find()</text:span> <text:span text:style-name="T14">c) </text:span><text:span text:style-name="Source_20_Text">index()</text:span> d) Both b and c</text:p>
        </text:list-item>
        <text:list-item>
          <text:p text:style-name="P9">What does <text:span text:style-name="Source_20_Text">"abc".find("d")</text:span> return?<text:line-break/>a) 0 b) 1 c) -1 <text:span text:style-name="T14">d)</text:span> Error</text:p>
        </text:list-item>
        <text:list-item>
          <text:p text:style-name="P9">Strings are:<text:line-break/>a) Mutable<text:line-break/><text:span text:style-name="T14">b)</text:span> Immutable<text:line-break/>c) Partially mutable<text:line-break/>d) Static</text:p>
        </text:list-item>
        <text:list-item>
          <text:p text:style-name="P9">What is the output of <text:span text:style-name="Source_20_Text">"Hello".replace("l", "-")</text:span>?<text:line-break/><text:span text:style-name="T14">a) </text:span><text:span text:style-name="Source_20_Text">He--o</text:span> b) <text:span text:style-name="Source_20_Text">Hello</text:span> c) <text:span text:style-name="Source_20_Text">He-l-o</text:span> d) <text:span text:style-name="Source_20_Text">He-o</text:span></text:p>
        </text:list-item>
        <text:list-item>
          <text:p text:style-name="P9">Which escape character represents a tab?<text:line-break/>a) <text:span text:style-name="Source_20_Text">\n</text:span> b) <text:span text:style-name="Source_20_Text">\t</text:span> c) <text:span text:style-name="Source_20_Text">\\</text:span> <text:span text:style-name="T14">d) </text:span><text:span text:style-name="Source_20_Text">\'</text:span></text:p>
        </text:list-item>
        <text:list-item>
          <text:p text:style-name="P9">What does <text:span text:style-name="Source_20_Text">"a" in "cat"</text:span> return?<text:line-break/><text:span text:style-name="T14">a) </text:span>True b) False c) Error d) None</text:p>
        </text:list-item>
        <text:list-item>
          <text:p text:style-name="P9">What is <text:span text:style-name="Source_20_Text">"abc"[1:3]</text:span>?<text:line-break/>a) <text:span text:style-name="Source_20_Text">'ab'</text:span> <text:span text:style-name="T14">b) </text:span><text:span text:style-name="Source_20_Text">'bc'</text:span> c) <text:span text:style-name="Source_20_Text">'ac'</text:span> d) <text:span text:style-name="Source_20_Text">'abc'</text:span></text:p>
        </text:list-item>
        <text:list-item>
          <text:p text:style-name="P9">What does <text:span text:style-name="Source_20_Text">"Hello".startswith("H")</text:span> return?<text:line-break/>a) True <text:span text:style-name="T14">b)</text:span> False c) Error d) Non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Montserrat" fo:font-family="Montserrat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3T16:00:00</meta:creation-date>
    <meta:generator>LibreOffice/24.8.7.2$Windows_X86_64 LibreOffice_project/e07d0a63a46349d29051da79b1fde8160bab2a89</meta:generator>
    <dc:title>PCEP-30-02</dc:title>
    <meta:initial-creator>Python Institute</meta:initial-creator>
    <dc:date>2025-06-23T10:12:36.734000000</dc:date>
    <meta:editing-duration>PT1H12M48S</meta:editing-duration>
    <meta:editing-cycles>6</meta:editing-cycles>
    <meta:document-statistic meta:table-count="0" meta:image-count="0" meta:object-count="0" meta:page-count="5" meta:paragraph-count="85" meta:word-count="1131" meta:character-count="5716" meta:non-whitespace-character-count="4684"/>
  </office:meta>
</office:document-meta>
</file>